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2.37066666666667cm" style:use-optimal-column-width="true"/>
    </style:style>
    <style:style style:name="co3" style:family="table-column">
      <style:table-column-properties fo:break-before="auto" style:column-width="0.4445cm" style:use-optimal-column-width="true"/>
    </style:style>
    <style:style style:name="co4" style:family="table-column">
      <style:table-column-properties fo:break-before="auto" style:column-width="12.954cm" style:use-optimal-column-width="true"/>
    </style:style>
    <style:style style:name="co5" style:family="table-column">
      <style:table-column-properties fo:break-before="auto" style:column-width="3.45016666666667cm" style:use-optimal-column-width="true"/>
    </style:style>
    <style:style style:name="co6" style:family="table-column">
      <style:table-column-properties fo:break-before="auto" style:column-width="0.656166666666667cm" style:use-optimal-column-width="true"/>
    </style:style>
    <style:style style:name="co7" style:family="table-column">
      <style:table-column-properties fo:break-before="auto" style:column-width="0.486833333333333cm" style:use-optimal-column-width="true"/>
    </style:style>
    <style:style style:name="co8" style:family="table-column">
      <style:table-column-properties fo:break-before="auto" style:column-width="2.159cm" style:use-optimal-column-width="true"/>
    </style:style>
    <style:style style:name="co9" style:family="table-column">
      <style:table-column-properties fo:break-before="auto" style:column-width="2.20133333333333cm" style:use-optimal-column-width="true"/>
    </style:style>
    <style:style style:name="co10" style:family="table-column">
      <style:table-column-properties fo:break-before="auto" style:column-width="2.18016666666667cm" style:use-optimal-column-width="true"/>
    </style:style>
    <style:style style:name="co11" style:family="table-column">
      <style:table-column-properties fo:break-before="auto" style:column-width="1.143cm" style:use-optimal-column-width="true"/>
    </style:style>
    <style:style style:name="co12" style:family="table-column">
      <style:table-column-properties fo:break-before="auto" style:column-width="2.43416666666667cm" style:use-optimal-column-width="true"/>
    </style:style>
    <style:style style:name="co13" style:family="table-column">
      <style:table-column-properties fo:break-before="auto" style:column-width="2.24366666666667cm" style:use-optimal-column-width="true"/>
    </style:style>
    <style:style style:name="co14" style:family="table-column">
      <style:table-column-properties fo:break-before="auto" style:column-width="5.03766666666667cm" style:use-optimal-column-width="true"/>
    </style:style>
    <style:style style:name="co15" style:family="table-column">
      <style:table-column-properties fo:break-before="auto" style:column-width="7.112cm" style:use-optimal-column-width="true"/>
    </style:style>
    <style:style style:name="co16" style:family="table-column">
      <style:table-column-properties fo:break-before="auto" style:column-width="16.6158333333333cm" style:use-optimal-column-width="true"/>
    </style:style>
    <style:style style:name="co17" style:family="table-column">
      <style:table-column-properties fo:break-before="auto" style:column-width="3.89466666666667cm" style:use-optimal-column-width="true"/>
    </style:style>
    <style:style style:name="co18" style:family="table-column">
      <style:table-column-properties fo:break-before="auto" style:column-width="3.64066666666667cm" style:use-optimal-column-width="true"/>
    </style:style>
    <style:style style:name="co19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ari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3" table:default-cell-style-name="ce1"/>
        <table:table-column table:style-name="co19" table:number-columns-repeated="16358" table:default-cell-style-name="ce1"/>
        <table:table-row table:style-name="ro1">
          <table:table-cell office:value-type="string" table:style-name="ce2">
            <text:p>ida</text:p>
          </table:table-cell>
          <table:table-cell office:value-type="string" table:style-name="ce2">
            <text:p>subtipoap</text:p>
          </table:table-cell>
          <table:table-cell office:value-type="string" table:style-name="ce2">
            <text:p>c</text:p>
          </table:table-cell>
          <table:table-cell office:value-type="string" table:style-name="ce2">
            <text:p>ap1</text:p>
          </table:table-cell>
          <table:table-cell office:value-type="string" table:style-name="ce2">
            <text:p>ap2</text:p>
          </table:table-cell>
          <table:table-cell office:value-type="string" table:style-name="ce2">
            <text:p>tmn</text:p>
          </table:table-cell>
          <table:table-cell office:value-type="string" table:style-name="ce2">
            <text:p>cm</text:p>
          </table:table-cell>
          <table:table-cell office:value-type="string" table:style-name="ce2">
            <text:p>mn1</text:p>
          </table:table-cell>
          <table:table-cell office:value-type="string" table:style-name="ce2">
            <text:p>mn2</text:p>
          </table:table-cell>
          <table:table-cell office:value-type="string" table:style-name="ce2">
            <text:p>tapf</text:p>
          </table:table-cell>
          <table:table-cell office:value-type="string" table:style-name="ce2">
            <text:p>cf</text:p>
          </table:table-cell>
          <table:table-cell office:value-type="string" table:style-name="ce2">
            <text:p>apf1</text:p>
          </table:table-cell>
          <table:table-cell office:value-type="string" table:style-name="ce2">
            <text:p>apf2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agen</text:p>
          </table:table-cell>
          <table:table-cell office:value-type="string" table:style-name="ce2">
            <text:p>usofrut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usuarioanterior</text:p>
          </table:table-cell>
          <table:table-cell office:value-type="string" table:style-name="ce2">
            <text:p>imgusuarioanterior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</text:p>
          </table:table-cell>
          <table:table-cell office:value-type="string" table:style-name="ce1">
            <text:p>Episodio 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</text:p>
          </table:table-cell>
          <table:table-cell office:value-type="string" table:style-name="ce1">
            <text:p>Episodio 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</text:p>
          </table:table-cell>
          <table:table-cell office:value-type="string" table:style-name="ce3">
            <text:p>Episodio 4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Convertirse en Goma y en la Encarnacion del Dios Del Sol Nik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</text:p>
          </table:table-cell>
          <table:table-cell office:value-type="string" table:style-name="ce1">
            <text:p>Episodio 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</text:p>
          </table:table-cell>
          <table:table-cell office:value-type="string" table:style-name="ce1">
            <text:p>Episodio 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</text:p>
          </table:table-cell>
          <table:table-cell office:value-type="string" table:style-name="ce3">
            <text:p>Episodio 8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eparar Partes del Cuerpo, Controlarlas, Hacelas Flotar y ser Inmune a Cortes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</text:p>
          </table:table-cell>
          <table:table-cell office:value-type="string" table:style-name="ce1">
            <text:p>Episodio 4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8</text:p>
          </table:table-cell>
          <table:table-cell office:value-type="string" table:style-name="ce1">
            <text:p>Episodio 51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Tener la piel Resbaladiza con la grasa de la persona y le Rebalan los ataques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0</text:p>
          </table:table-cell>
          <table:table-cell office:value-type="string" table:style-name="ce1">
            <text:p>Episodio 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0</text:p>
          </table:table-cell>
          <table:table-cell office:value-type="string" table:style-name="ce1">
            <text:p>Episodio 5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0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Convertirse, Crear y Controlar a Voluntad el Humo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1</text:p>
          </table:table-cell>
          <table:table-cell office:value-type="string" table:style-name="ce1">
            <text:p>Episodio 6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1</text:p>
          </table:table-cell>
          <table:table-cell office:value-type="string" table:style-name="ce1">
            <text:p>Episodio 65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Explotar su Cuerpo y ser Inmune a Explosiones y Fuego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2</text:p>
          </table:table-cell>
          <table:table-cell office:value-type="string" table:style-name="ce1">
            <text:p>Episodio 6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2</text:p>
          </table:table-cell>
          <table:table-cell office:value-type="string" table:style-name="ce1">
            <text:p>Episodio 66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1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Controlar su Peso a Voluntad desde 1 a 10.000 Kilos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4</text:p>
          </table:table-cell>
          <table:table-cell office:value-type="string" table:style-name="ce1">
            <text:p>Episodio 6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4</text:p>
          </table:table-cell>
          <table:table-cell office:value-type="string" table:style-name="ce1">
            <text:p>Episodio 67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Hacer Brotar Todo o Partes de su Cuerpo en Cualquier Sitio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18</text:p>
          </table:table-cell>
          <table:table-cell office:value-type="string" table:style-name="ce1">
            <text:p>Episodio 7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20</text:p>
          </table:table-cell>
          <table:table-cell office:value-type="string" table:style-name="ce1">
            <text:p>Episodio 7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9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Crear y Controlar a Voluntad la Cera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1</text:p>
          </table:table-cell>
          <table:table-cell office:value-type="string" table:style-name="ce1">
            <text:p>Episodio 7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1</text:p>
          </table:table-cell>
          <table:table-cell office:value-type="string" table:style-name="ce1">
            <text:p>Episodio 79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9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Comer todo y Fusionar objetos/personas y uno mismo con lo que haya Comido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5</text:p>
          </table:table-cell>
          <table:table-cell office:value-type="string" table:style-name="ce1">
            <text:p>Episodio 8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6</text:p>
          </table:table-cell>
          <table:table-cell office:value-type="string" table:style-name="ce1">
            <text:p>Episodio 82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Convertirse Total o Parcialmente en Bisonte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8</text:p>
          </table:table-cell>
          <table:table-cell office:value-type="string" table:style-name="ce1">
            <text:p>Episodio 8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38</text:p>
          </table:table-cell>
          <table:table-cell office:value-type="string" table:style-name="ce1">
            <text:p>Episodio 8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Convertirse Total o Parcialmente en Human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6</text:p>
          </table:table-cell>
          <table:table-cell office:value-type="string" table:style-name="ce1">
            <text:p>Episodio 9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6</text:p>
          </table:table-cell>
          <table:table-cell office:value-type="string" table:style-name="ce1">
            <text:p>Episodio 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Convertirse Total o Parcialmente en Otras Personas que haya Tocado la Cara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8</text:p>
          </table:table-cell>
          <table:table-cell office:value-type="string" table:style-name="ce1">
            <text:p>Episodio 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59</text:p>
          </table:table-cell>
          <table:table-cell office:value-type="string" table:style-name="ce1">
            <text:p>Episodio 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0</text:p>
          </table:table-cell>
          <table:table-cell office:value-type="string" table:style-name="ce3">
            <text:p>Episodio 629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Convertirse, Crear y Controlar a Voluntad el Fueg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0</text:p>
          </table:table-cell>
          <table:table-cell office:value-type="string" table:style-name="ce1">
            <text:p>Episodio 10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0</text:p>
          </table:table-cell>
          <table:table-cell office:value-type="string" table:style-name="ce1">
            <text:p>Episodio 1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Convertir su Cuerpo en Hojas de Cuchillas y tan Duro como el Metal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9</text:p>
          </table:table-cell>
          <table:table-cell office:value-type="string" table:style-name="ce1">
            <text:p>Episodio 10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69</text:p>
          </table:table-cell>
          <table:table-cell office:value-type="string" table:style-name="ce1">
            <text:p>Episodio 1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Convertirse Total o Parcialmente en Halcon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27</text:p>
          </table:table-cell>
          <table:table-cell office:value-type="string" table:style-name="ce1">
            <text:p>Episodio 7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27</text:p>
          </table:table-cell>
          <table:table-cell office:value-type="string" table:style-name="ce1">
            <text:p>Episodio 77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2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Convertirse, Crear y Controlar a Voluntad la Arena y Deshidratar Cualquier Cosa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Convertirse Total o Parcialmente en Perro Salchicha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84</text:p>
          </table:table-cell>
          <table:table-cell office:value-type="string" table:style-name="ce1">
            <text:p>Episodio 1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Convertirse Total o Parcialmente en Topo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0</text:p>
          </table:table-cell>
          <table:table-cell office:value-type="string" table:style-name="ce1">
            <text:p>Episodio 1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0</text:p>
          </table:table-cell>
          <table:table-cell office:value-type="string" table:style-name="ce1">
            <text:p>Episodio 1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Crecer Pinchos en su Cuerpo y Hacer Acupuntur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6</text:p>
          </table:table-cell>
          <table:table-cell office:value-type="string" table:style-name="ce1">
            <text:p>Episodio 12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96</text:p>
          </table:table-cell>
          <table:table-cell office:value-type="string" table:style-name="ce1">
            <text:p>Episodio 1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onvertirse Total o Parcialmente en Chacal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17</text:p>
          </table:table-cell>
          <table:table-cell office:value-type="string" table:style-name="ce1">
            <text:p>Episodio 1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17</text:p>
          </table:table-cell>
          <table:table-cell office:value-type="string" table:style-name="ce1">
            <text:p>Episodio 1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Crear Grilletes en Otra Persona, Jaulas y cualquier tipo de Restricciones.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1</text:p>
          </table:table-cell>
          <table:table-cell office:value-type="string" table:style-name="ce1">
            <text:p>Episodio 150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Generar Muelles en su Cuerp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3</text:p>
          </table:table-cell>
          <table:table-cell office:value-type="string" table:style-name="ce1">
            <text:p>Episodio 15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24</text:p>
          </table:table-cell>
          <table:table-cell office:value-type="string" table:style-name="ce1">
            <text:p>Episodio 6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82</text:p>
          </table:table-cell>
          <table:table-cell office:value-type="string" table:style-name="ce3">
            <text:p>Episodio 723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Generar Hilos para Cortar a su Objetivo o Controlar a las Personas como Marionetas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8</text:p>
          </table:table-cell>
          <table:table-cell office:value-type="string" table:style-name="ce1">
            <text:p>Episodio 1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38</text:p>
          </table:table-cell>
          <table:table-cell office:value-type="string" table:style-name="ce1">
            <text:p>Episodio 1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Convertirse Total o Parcialmente en Caball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41</text:p>
          </table:table-cell>
          <table:table-cell office:value-type="string" table:style-name="ce1">
            <text:p>Episodio 1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266</text:p>
          </table:table-cell>
          <table:table-cell office:value-type="string" table:style-name="ce1">
            <text:p>Episodio 175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7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Convertirse, Crear y Controlar a Voluntad la Electricidad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03</text:p>
          </table:table-cell>
          <table:table-cell office:value-type="string" table:style-name="ce1">
            <text:p>Episodio 2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19</text:p>
          </table:table-cell>
          <table:table-cell office:value-type="string" table:style-name="ce1">
            <text:p>Episodio 2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Convertirse, Crear y Controlar a Voluntad el Hiel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08</text:p>
          </table:table-cell>
          <table:table-cell office:value-type="string" table:style-name="ce1">
            <text:p>Episodio 2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08</text:p>
          </table:table-cell>
          <table:table-cell office:value-type="string" table:style-name="ce1">
            <text:p>Episodio 2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Lanzar Rayo Especial que vuelve Muy Lento a su Objetivo por 30 segundos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26</text:p>
          </table:table-cell>
          <table:table-cell office:value-type="string" table:style-name="ce1">
            <text:p>Episodio 23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26</text:p>
          </table:table-cell>
          <table:table-cell office:value-type="string" table:style-name="ce1">
            <text:p>Episodio 2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Crear Puertas en Cualquier Lugar y Acceder a una Dimension Alternativa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48</text:p>
          </table:table-cell>
          <table:table-cell office:value-type="string" table:style-name="ce1">
            <text:p>Episodio 2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49</text:p>
          </table:table-cell>
          <table:table-cell office:value-type="string" table:style-name="ce1">
            <text:p>Episodio 246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Convertirse Total o Parcialmente en Leopard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0</text:p>
          </table:table-cell>
          <table:table-cell office:value-type="string" table:style-name="ce1">
            <text:p>Episodio 28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0</text:p>
          </table:table-cell>
          <table:table-cell office:value-type="string" table:style-name="ce1">
            <text:p>Episodio 2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Convertirse Total o Parcialmente en Elefante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Convertirse Total o Parcialmente en Lobo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1</text:p>
          </table:table-cell>
          <table:table-cell office:value-type="string" table:style-name="ce1">
            <text:p>Episodio 2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79</text:p>
          </table:table-cell>
          <table:table-cell office:value-type="string" table:style-name="ce3">
            <text:p>Episodio 266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Convertirse Total o Parcialmente en Jirafa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8</text:p>
          </table:table-cell>
          <table:table-cell office:value-type="string" table:style-name="ce1">
            <text:p>Episodio 29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08</text:p>
          </table:table-cell>
          <table:table-cell office:value-type="string" table:style-name="ce1">
            <text:p>Episodio 29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379</text:p>
          </table:table-cell>
          <table:table-cell office:value-type="string" table:style-name="ce3">
            <text:p>Episodio 266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Crear y Controlar a Voluntad el Jabon y Lavar la Fuerza de una Person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26</text:p>
          </table:table-cell>
          <table:table-cell office:value-type="string" table:style-name="ce1">
            <text:p>Episodio 309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eparar Partes del Cuerpo en Esferas, Controlarlas, Hacelas Flotar y ser Inmune a Golpes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26</text:p>
          </table:table-cell>
          <table:table-cell office:value-type="string" table:style-name="ce1">
            <text:p>Episodio 309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Oxidar Cualquier Cosa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Yellow Grand Eleme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Crear Ruedas como Arma en Cualquier Parte del Cuerpo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0</text:p>
          </table:table-cell>
          <table:table-cell office:value-type="string" table:style-name="ce1">
            <text:p>Episodio 3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0</text:p>
          </table:table-cell>
          <table:table-cell office:value-type="string" table:style-name="ce1">
            <text:p>Episodio 3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0</text:p>
          </table:table-cell>
          <table:table-cell office:value-type="string" table:style-name="ce3">
            <text:p>Episodio 325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Crear y Controlar a Voluntad la Oscuridad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2</text:p>
          </table:table-cell>
          <table:table-cell office:value-type="string" table:style-name="ce1">
            <text:p>Episodio 3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3</text:p>
          </table:table-cell>
          <table:table-cell office:value-type="string" table:style-name="ce1">
            <text:p>Episodio 338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8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Revivir y Separar su Alma de su Cuerpo y Volver a el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2</text:p>
          </table:table-cell>
          <table:table-cell office:value-type="string" table:style-name="ce1">
            <text:p>Episodio 3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61</text:p>
          </table:table-cell>
          <table:table-cell office:value-type="string" table:style-name="ce1">
            <text:p>Episodio 356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7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Crear y Controlar a Voluntad Fantasmas Negativos, Explosivos y Separar su Alma de su Cuerp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3</text:p>
          </table:table-cell>
          <table:table-cell office:value-type="string" table:style-name="ce1">
            <text:p>Episodio 33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3</text:p>
          </table:table-cell>
          <table:table-cell office:value-type="string" table:style-name="ce1">
            <text:p>Episodio 338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8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Controlar las Sombras propia y de Otra Persona y Ponerlas en Muertos para Crear Zombies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44</text:p>
          </table:table-cell>
          <table:table-cell office:value-type="string" table:style-name="ce1">
            <text:p>Episodio 3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64</text:p>
          </table:table-cell>
          <table:table-cell office:value-type="string" table:style-name="ce1">
            <text:p>Episodio 3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Volver Invisible a si Mismo y a Cualquier Objeto o Persona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table:number-columns-repeated="1635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73</text:p>
          </table:table-cell>
          <table:table-cell office:value-type="string" table:style-name="ce1">
            <text:p>Episodio 36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73</text:p>
          </table:table-cell>
          <table:table-cell office:value-type="string" table:style-name="ce1">
            <text:p>Episodio 3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Repeler cualquier cosa, objetos, dolor, ataques y Cualquiera para Teletrasportarse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499</text:p>
          </table:table-cell>
          <table:table-cell office:value-type="string" table:style-name="ce1">
            <text:p>Episodio 3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Controlar su Edad y de Otras Personas (Viejas/os o Jovenes)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4</text:p>
          </table:table-cell>
          <table:table-cell office:value-type="string" table:style-name="ce1">
            <text:p>Episodio 39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1</text:p>
          </table:table-cell>
          <table:table-cell office:value-type="string" table:style-name="ce1">
            <text:p>Episodio 5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65</text:p>
          </table:table-cell>
          <table:table-cell office:value-type="string" table:style-name="ce3">
            <text:p>Episodio 704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Crea un Area, Controlarla, Cortar a Personas Sin Daño y Otorgar Juventud Etern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Cierto Medic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4</text:p>
          </table:table-cell>
          <table:table-cell office:value-type="string" table:style-name="ce1">
            <text:p>Episodio 398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4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Controlar el Magnetismo y Todo el Metal Cercan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6</text:p>
          </table:table-cell>
          <table:table-cell office:value-type="string" table:style-name="ce1">
            <text:p>Episodio 40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1</text:p>
          </table:table-cell>
          <table:table-cell office:value-type="string" table:style-name="ce1">
            <text:p>Episodio 4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Convertirse, Crear y Controlar a Voluntad la Luz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8</text:p>
          </table:table-cell>
          <table:table-cell office:value-type="string" table:style-name="ce1">
            <text:p>Episodio 40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12</text:p>
          </table:table-cell>
          <table:table-cell office:value-type="string" table:style-name="ce1">
            <text:p>Episodio 7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Convertirse en Castillo y Guardar en su Interior Cualquier Cosa y Persona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8</text:p>
          </table:table-cell>
          <table:table-cell office:value-type="string" table:style-name="ce1">
            <text:p>Episodio 4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Aumentar su Masa Muscular y su Fuerza a la vez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8</text:p>
          </table:table-cell>
          <table:table-cell office:value-type="string" table:style-name="ce1">
            <text:p>Episodio 40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Generar y Controlar Paja para Redirigir el Daño a Voluntad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9</text:p>
          </table:table-cell>
          <table:table-cell office:value-type="string" table:style-name="ce1">
            <text:p>Episodio 40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9</text:p>
          </table:table-cell>
          <table:table-cell office:value-type="string" table:style-name="ce1">
            <text:p>Episodio 9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Convertirse Total o Parcialmente en Allosaurus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09</text:p>
          </table:table-cell>
          <table:table-cell office:value-type="string" table:style-name="ce1">
            <text:p>Episodio 40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Convertir su Cuerpo en Instrumetos Musicales y usar el Sonido para Provocar Daños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6</text:p>
          </table:table-cell>
          <table:table-cell office:value-type="string" table:style-name="ce1">
            <text:p>Episodio 4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6</text:p>
          </table:table-cell>
          <table:table-cell office:value-type="string" table:style-name="ce1">
            <text:p>Episodio 410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Convertir en Piedra a Cualquier Persona que Sienta Atraccion hacia el Consumidor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Convertirse Total o Parcialmente en Anacond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18</text:p>
          </table:table-cell>
          <table:table-cell office:value-type="string" table:style-name="ce1">
            <text:p>Episodio 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nvertirse Total o Parcialmente en Cobra Real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25</text:p>
          </table:table-cell>
          <table:table-cell office:value-type="string" table:style-name="ce1">
            <text:p>Episodio 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Convertirse Total o Parcialmente en Vaca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28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28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Crear y Controlar varios Tipos de Veneno y ser Inmune al Veneno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0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0</text:p>
          </table:table-cell>
          <table:table-cell office:value-type="string" table:style-name="ce1">
            <text:p>Episodio 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Volar y Hacer Flotar Cualquier Cosa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1</text:p>
          </table:table-cell>
          <table:table-cell office:value-type="string" table:style-name="ce1">
            <text:p>Episodio 4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Convertirse Total o Parcialmente en 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2</text:p>
          </table:table-cell>
          <table:table-cell office:value-type="string" table:style-name="ce1">
            <text:p>Episodio 4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Convertirse Total o Parcialmente en 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3</text:p>
          </table:table-cell>
          <table:table-cell office:value-type="string" table:style-name="ce1">
            <text:p>Episodio 4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Convertirse Total o Parcialmente en Rinoceronte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7</text:p>
          </table:table-cell>
          <table:table-cell office:value-type="string" table:style-name="ce1">
            <text:p>Episodio 4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38</text:p>
          </table:table-cell>
          <table:table-cell office:value-type="string" table:style-name="ce1">
            <text:p>Episodio 4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Inyectar hormonas (Genero, Tension, Medicinal, Facial, etc.) en Cualquiera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40</text:p>
          </table:table-cell>
          <table:table-cell office:value-type="string" table:style-name="ce1">
            <text:p>Episodio 44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40</text:p>
          </table:table-cell>
          <table:table-cell office:value-type="string" table:style-name="ce1">
            <text:p>Episodio 4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Convertir Parte de su Cuerpo en Tijeras y Cortar Cualquier Cos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42</text:p>
          </table:table-cell>
          <table:table-cell office:value-type="string" table:style-name="ce1">
            <text:p>Episodio 4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Otorga Alas para Volar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2</text:p>
          </table:table-cell>
          <table:table-cell office:value-type="string" table:style-name="ce1">
            <text:p>Episodio 46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2</text:p>
          </table:table-cell>
          <table:table-cell office:value-type="string" table:style-name="ce1">
            <text:p>Episodio 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Crear Ondas De Choque que rompen el aire para Crear Terremotos, Maremotos y Tsunamis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5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Convertirse Total o Parcialmente en Fenix y Regenerars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Convertirse Total o Parcialmente en Perro Dalmata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Convertirse Total o Parcialmente en Araña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Convertirse Total o Parcialmente en Oruga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3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onvertirse Total o Parcialmente en Diamante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4</text:p>
          </table:table-cell>
          <table:table-cell office:value-type="string" table:style-name="ce1">
            <text:p>Episodio 463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Convertirse, Crear y Controlar a Voluntad el Magma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4</text:p>
          </table:table-cell>
          <table:table-cell office:value-type="string" table:style-name="ce1">
            <text:p>Episodio 464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Guardar Objetos en Bolsillos Creados en su Cuerp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56</text:p>
          </table:table-cell>
          <table:table-cell office:value-type="string" table:style-name="ce1">
            <text:p>Episodio 465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Lavar y Secar el Mal de las Personas como una Ropa en un Tendedero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71</text:p>
          </table:table-cell>
          <table:table-cell office:value-type="string" table:style-name="ce1">
            <text:p>Episodio 48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71</text:p>
          </table:table-cell>
          <table:table-cell office:value-type="string" table:style-name="ce1">
            <text:p>Episodio 4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Convertirse Total o Parcialmente en Buda y Usar Ondas De Choque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75</text:p>
          </table:table-cell>
          <table:table-cell office:value-type="string" table:style-name="ce1">
            <text:p>Episodio 48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ka Deka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er Mas Grande Que Los Gigantes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593</text:p>
          </table:table-cell>
          <table:table-cell office:value-type="string" table:style-name="ce1">
            <text:p>Episodio 5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Convertirse, Crear y Controlar a Voluntad el Hollin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03</text:p>
          </table:table-cell>
          <table:table-cell office:value-type="string" table:style-name="ce1">
            <text:p>Episodio 5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12</text:p>
          </table:table-cell>
          <table:table-cell office:value-type="string" table:style-name="ce1">
            <text:p>Episodio 5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Convertirse en Cienaga y Tragarse Casi Cualquier Cosa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13</text:p>
          </table:table-cell>
          <table:table-cell office:value-type="string" table:style-name="ce1">
            <text:p>Episodio 53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Blue Deep Characters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Lanzar Cualquier Objeto o Ser Vivo a Cualquiera que Toque sin Perderse y No importa Distancia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52</text:p>
          </table:table-cell>
          <table:table-cell office:value-type="string" table:style-name="ce1">
            <text:p>Episodio 57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82</text:p>
          </table:table-cell>
          <table:table-cell office:value-type="string" table:style-name="ce1">
            <text:p>Episodio 7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Convertirse Total o Parcialmente en Tortuga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58</text:p>
          </table:table-cell>
          <table:table-cell office:value-type="string" table:style-name="ce1">
            <text:p>Episodio 581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Convertirse, Crear y Controlar a Voluntad el Gas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Convertirse Total o Parcialmente en Perro Chihuahua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3</text:p>
          </table:table-cell>
          <table:table-cell office:value-type="string" table:style-name="ce1">
            <text:p>Episodio 588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Producir Ropa y Accesorios a partir de una Hoja o Piedra y Visualizandolos en su Mente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68</text:p>
          </table:table-cell>
          <table:table-cell office:value-type="string" table:style-name="ce1">
            <text:p>Episodio 5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73</text:p>
          </table:table-cell>
          <table:table-cell office:value-type="string" table:style-name="ce1">
            <text:p>Episodio 59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76</text:p>
          </table:table-cell>
          <table:table-cell office:value-type="string" table:style-name="ce3">
            <text:p>Episodio 602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Convertirse Total o Parcialmente en Ajolot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table:number-columns-repeated="1635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1</text:p>
          </table:table-cell>
          <table:table-cell office:value-type="string" table:style-name="ce1">
            <text:p>Episodio 60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5</text:p>
          </table:table-cell>
          <table:table-cell office:value-type="string" table:style-name="ce1">
            <text:p>Episodio 6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Convertirse, Crear y Controlar a Voluntad la Niev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5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2</text:p>
          </table:table-cell>
          <table:table-cell office:value-type="string" table:style-name="ce1">
            <text:p>Episodio 608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Convertirse Total o Parcialmente en Cualquier Arma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5</text:p>
          </table:table-cell>
          <table:table-cell office:value-type="string" table:style-name="ce1">
            <text:p>Episodio 6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07</text:p>
          </table:table-cell>
          <table:table-cell office:value-type="string" table:style-name="ce1">
            <text:p>Episodio 10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5</text:p>
          </table:table-cell>
          <table:table-cell office:value-type="string" table:style-name="ce3">
            <text:p>Episodio 611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Convertirse Total o Parcialmente en Dragon Azul y Crear Nubes De Llama, pero Rosa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3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Diferentes Animale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92</text:p>
          </table:table-cell>
          <table:table-cell office:value-type="string" table:style-name="ce1">
            <text:p>Episodio 618</text:p>
          </table:table-cell>
          <table:table-cell office:value-type="string" table:style-name="ce1">
            <text:p>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Rotar Partes de su Cuerpo a Gran Velocidad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0</text:p>
          </table:table-cell>
          <table:table-cell office:value-type="string" table:style-name="ce1">
            <text:p>Episodio 62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7</text:p>
          </table:table-cell>
          <table:table-cell office:value-type="string" table:style-name="ce1">
            <text:p>Episodio 6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Crear y Controlar a Voluntad una Sustancia Pegajosa e Inflamable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1</text:p>
          </table:table-cell>
          <table:table-cell office:value-type="string" table:style-name="ce1">
            <text:p>Episodio 6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1</text:p>
          </table:table-cell>
          <table:table-cell office:value-type="string" table:style-name="ce1">
            <text:p>Episodio 6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Convertir en Juguete a quien Toque y su Consumidor tenga la Apariencia que tenia al comerla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1</text:p>
          </table:table-cell>
          <table:table-cell office:value-type="string" table:style-name="ce1">
            <text:p>Episodio 631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Controlar y Emitir Grandes Cantidades de Fuerza Gravitatoria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8</text:p>
          </table:table-cell>
          <table:table-cell office:value-type="string" table:style-name="ce1">
            <text:p>Episodio 6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09</text:p>
          </table:table-cell>
          <table:table-cell office:value-type="string" table:style-name="ce1">
            <text:p>Episodio 6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Crear y Controlar a Voluntad Barreras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table:number-columns-repeated="1635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1</text:p>
          </table:table-cell>
          <table:table-cell office:value-type="string" table:style-name="ce1">
            <text:p>Episodio 641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Coser Cualquier Cosa Donde Quiera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2</text:p>
          </table:table-cell>
          <table:table-cell office:value-type="string" table:style-name="ce1">
            <text:p>Episodio 64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2</text:p>
          </table:table-cell>
          <table:table-cell office:value-type="string" table:style-name="ce1">
            <text:p>Episodio 6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Ver Traves de las Personas para Conocer sus Pensamientos y Recuerdos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4</text:p>
          </table:table-cell>
          <table:table-cell office:value-type="string" table:style-name="ce1">
            <text:p>Episodio 63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Convertir Cualquier Cosa en Arte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5</text:p>
          </table:table-cell>
          <table:table-cell office:value-type="string" table:style-name="ce1">
            <text:p>Episodio 6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6</text:p>
          </table:table-cell>
          <table:table-cell office:value-type="string" table:style-name="ce1">
            <text:p>Episodio 6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Colocarse Encima de Personas, Animales y Monstruos, y usar su Cuerpo como Quiera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Convertirse Total o Parcialmente en Avispa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18</text:p>
          </table:table-cell>
          <table:table-cell office:value-type="string" table:style-name="ce1">
            <text:p>Episodio 6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Convertirse Total o Parcialmente en Escarabajo Rinoceronte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23</text:p>
          </table:table-cell>
          <table:table-cell office:value-type="string" table:style-name="ce1">
            <text:p>Episodio 6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23</text:p>
          </table:table-cell>
          <table:table-cell office:value-type="string" table:style-name="ce1">
            <text:p>Episodio 6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Hinchar Cualquier Parte No Organica de su Cuerpo o que Toque para Reventarla como un Globo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2</text:p>
          </table:table-cell>
          <table:table-cell office:value-type="string" table:style-name="ce1">
            <text:p>Episodio 66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5</text:p>
          </table:table-cell>
          <table:table-cell office:value-type="string" table:style-name="ce1">
            <text:p>Episodio 6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Zambullirse y Nadar a Traves Del Suelo y Paredes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5</text:p>
          </table:table-cell>
          <table:table-cell office:value-type="string" table:style-name="ce1">
            <text:p>Episodio 667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Controlar su Peso a Voluntad desde 1 a 10.000 Toneladas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Controlar Cualquier Material como si fuera una Tela aunque Conservara su Durez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36</text:p>
          </table:table-cell>
          <table:table-cell office:value-type="string" table:style-name="ce1">
            <text:p>Episodio 6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Absorber, Fundir y Controlar Las Rocas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54</text:p>
          </table:table-cell>
          <table:table-cell office:value-type="string" table:style-name="ce1">
            <text:p>Episodio 691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74</text:p>
          </table:table-cell>
          <table:table-cell office:value-type="string" table:style-name="ce3">
            <text:p>Episodio 976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Generar Tinta y dar Vida a Dibujos que Cre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table:number-columns-repeated="1635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64</text:p>
          </table:table-cell>
          <table:table-cell office:value-type="string" table:style-name="ce1">
            <text:p>Episodio 70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64</text:p>
          </table:table-cell>
          <table:table-cell office:value-type="string" table:style-name="ce1">
            <text:p>Episodio 7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lenciar Cualquier Sonid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table:number-columns-repeated="1635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74</text:p>
          </table:table-cell>
          <table:table-cell office:value-type="string" table:style-name="ce1">
            <text:p>Episodio 71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774</text:p>
          </table:table-cell>
          <table:table-cell office:value-type="string" table:style-name="ce1">
            <text:p>Episodio 7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us Lagrimas Sean Curativas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07</text:p>
          </table:table-cell>
          <table:table-cell office:value-type="string" table:style-name="ce1">
            <text:p>Episodio 75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10</text:p>
          </table:table-cell>
          <table:table-cell office:value-type="string" table:style-name="ce1">
            <text:p>Episodio 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0</text:p>
          </table:table-cell>
          <table:table-cell office:value-type="string" table:style-name="ce1">
            <text:p>Convertirse Total o Parcialmente en Mamut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17</text:p>
          </table:table-cell>
          <table:table-cell office:value-type="string" table:style-name="ce1">
            <text:p>Episodio 768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Controlar los Pergaminos y Almacenar Cosas en ellos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29</text:p>
          </table:table-cell>
          <table:table-cell office:value-type="string" table:style-name="ce1">
            <text:p>Episodio 78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Tomar el Alma de las Personas y Usarlas para Darle Vida a Cualquier Objeto Inanimad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1</text:p>
          </table:table-cell>
          <table:table-cell office:value-type="string" table:style-name="ce1">
            <text:p>Episodio 79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Generar un Espejo que Refleja Ataques y Apariencias y Accedee a una Dimension Alternativa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4</text:p>
          </table:table-cell>
          <table:table-cell office:value-type="string" table:style-name="ce1">
            <text:p>Episodio 79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4</text:p>
          </table:table-cell>
          <table:table-cell office:value-type="string" table:style-name="ce1">
            <text:p>Episodio 7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Convertir en Caramelo Cualquier Cosa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35</text:p>
          </table:table-cell>
          <table:table-cell office:value-type="string" table:style-name="ce1">
            <text:p>Episodio 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Crear y Controlar a Voluntad las Galletas y Crear Soldados de Galleta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0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Controlar a Voluntad los Libros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0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rear y Controlar a Voluntad la Crem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1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Crear y Controlar a Voluntad la Mantequilla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46</text:p>
          </table:table-cell>
          <table:table-cell office:value-type="string" table:style-name="ce1">
            <text:p>Episodio 812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Exprimir los Liquidos en una Persona u Objeto y Deshidratandola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0</text:p>
          </table:table-cell>
          <table:table-cell office:value-type="string" table:style-name="ce1">
            <text:p>Episodio 81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3</text:p>
          </table:table-cell>
          <table:table-cell office:value-type="string" table:style-name="ce1">
            <text:p>Episodio 8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Convertirse en Huevo y Evolucionar a un Pollo si su Cuerpo es Destruid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1</text:p>
          </table:table-cell>
          <table:table-cell office:value-type="string" table:style-name="ce1">
            <text:p>Episodio 81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51</text:p>
          </table:table-cell>
          <table:table-cell office:value-type="string" table:style-name="ce1">
            <text:p>Episodio 8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Controlar los Recuerdos de Otra Persona como una Pelicula y Editarlos a Voluntad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0</text:p>
          </table:table-cell>
          <table:table-cell office:value-type="string" table:style-name="ce1">
            <text:p>Episodio 82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0</text:p>
          </table:table-cell>
          <table:table-cell office:value-type="string" table:style-name="ce1">
            <text:p>Episodio 8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Convertirse Total o Parcialmente en Albatros y No Vuela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3</text:p>
          </table:table-cell>
          <table:table-cell office:value-type="string" table:style-name="ce1">
            <text:p>Episodio 83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3</text:p>
          </table:table-cell>
          <table:table-cell office:value-type="string" table:style-name="ce1">
            <text:p>Episodio 833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4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Crear y Controlar a Voluntad el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2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Convocar a un Genio Desde su Cuerpo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2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4</text:p>
          </table:table-cell>
          <table:table-cell office:value-type="string" table:style-name="ce1">
            <text:p>Episodio 8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Emitir Grandes Cantidades de Calor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8</text:p>
          </table:table-cell>
          <table:table-cell office:value-type="string" table:style-name="ce1">
            <text:p>Episodio 83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868</text:p>
          </table:table-cell>
          <table:table-cell office:value-type="string" table:style-name="ce1">
            <text:p>Episodio 8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Convertir Cualquier Material en Comida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0</text:p>
          </table:table-cell>
          <table:table-cell office:value-type="string" table:style-name="ce1">
            <text:p>Episodio 875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Fusionarse con mas de una Persona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Mover o Manipular el Suelo como si fuese Arcilla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04</text:p>
          </table:table-cell>
          <table:table-cell office:value-type="string" table:style-name="ce1">
            <text:p>Episodio 8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Hacer que las Personas se Armen de valor y Luchen a su Lado (Al Ondear una Bandera)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11</text:p>
          </table:table-cell>
          <table:table-cell office:value-type="string" table:style-name="ce1">
            <text:p>Episodio 89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11</text:p>
          </table:table-cell>
          <table:table-cell office:value-type="string" table:style-name="ce1">
            <text:p>Episodio 8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Convertirse Total o Parcialmente en Mapache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11</text:p>
          </table:table-cell>
          <table:table-cell office:value-type="string" table:style-name="ce1">
            <text:p>Episodio 893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Crear Kibidango de sus Mejillas para Controlar Animales y Usuarios SMILE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0</text:p>
          </table:table-cell>
          <table:table-cell office:value-type="string" table:style-name="ce1">
            <text:p>Episodio 91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0</text:p>
          </table:table-cell>
          <table:table-cell office:value-type="string" table:style-name="ce1">
            <text:p>Episodio 9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Viajar y enviar a Otros/as en el Tiempo hacia el Futur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1</text:p>
          </table:table-cell>
          <table:table-cell office:value-type="string" table:style-name="ce1">
            <text:p>Episodio 9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9</text:p>
          </table:table-cell>
          <table:table-cell office:value-type="string" table:style-name="ce1">
            <text:p>Episodio 1014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Convertirse Total o Parcialmente en Dragon Azul y Crear Nubes De Llama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4</text:p>
          </table:table-cell>
          <table:table-cell office:value-type="string" table:style-name="ce1">
            <text:p>Episodio 916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r y Pudrir Objetos Inanimados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5</text:p>
          </table:table-cell>
          <table:table-cell office:value-type="string" table:style-name="ce1">
            <text:p>Episodio 91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5</text:p>
          </table:table-cell>
          <table:table-cell office:value-type="string" table:style-name="ce1">
            <text:p>Episodio 9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Convertirse Total o Parcialmente en Kyubi y en Otras Personas Incluyendo la Ropa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7</text:p>
          </table:table-cell>
          <table:table-cell office:value-type="string" table:style-name="ce1">
            <text:p>Episodio 9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7</text:p>
          </table:table-cell>
          <table:table-cell office:value-type="string" table:style-name="ce1">
            <text:p>Episodio 92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65</text:p>
          </table:table-cell>
          <table:table-cell office:value-type="string" table:style-name="ce3">
            <text:p>Episodio 96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Convertirse Total o Parcialmente en Yamata Orochi y ser Decapitado hasta 7 veces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9</text:p>
          </table:table-cell>
          <table:table-cell office:value-type="string" table:style-name="ce1">
            <text:p>Episodio 92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29</text:p>
          </table:table-cell>
          <table:table-cell office:value-type="string" table:style-name="ce1">
            <text:p>Episodio 9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Convertirse Total o Parcialmente en Spinosaurus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30</text:p>
          </table:table-cell>
          <table:table-cell office:value-type="string" table:style-name="ce1">
            <text:p>Episodio 92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30</text:p>
          </table:table-cell>
          <table:table-cell office:value-type="string" table:style-name="ce1">
            <text:p>Episodio 9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Convertirse Total o Parcialmente en Pteranodon, Estilar su Cabeza y Lanzarl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36</text:p>
          </table:table-cell>
          <table:table-cell office:value-type="string" table:style-name="ce1">
            <text:p>Episodio 93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Vivre C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Convertirse Total o Parcialmente en Gran Monje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nyo Guny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Generar y controlar la arcilla para crear Golem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45</text:p>
          </table:table-cell>
          <table:table-cell office:value-type="string" table:style-name="ce1">
            <text:p>Episodio 94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45</text:p>
          </table:table-cell>
          <table:table-cell office:value-type="string" table:style-name="ce1">
            <text:p>Episodio 9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Convertirse Total o Parcialmente en Brachiosaurus, Separa Cabeza, Cuello y Cola del Cuerpo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83</text:p>
          </table:table-cell>
          <table:table-cell office:value-type="string" table:style-name="ce1">
            <text:p>Episodio 99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pitulo 983</text:p>
          </table:table-cell>
          <table:table-cell office:value-type="string" table:style-name="ce1">
            <text:p>Episodio 9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Convertirse Total o Parcialmente en Pachycephalosaurus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Convertirse Total o Parcialmente en Rosamygale Grauvogeli y Generar Telaraña y Veneno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Convertirse Total o Parcialmente en Dientes De Sable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998</text:p>
          </table:table-cell>
          <table:table-cell office:value-type="string" table:style-name="ce1">
            <text:p>Episodio 1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Convertirse Total o Parcialmente en Triceratops y Volar Girando La Gola Osea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19</text:p>
          </table:table-cell>
          <table:table-cell office:value-type="string" table:style-name="ce1">
            <text:p>Episodio 104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19</text:p>
          </table:table-cell>
          <table:table-cell office:value-type="string" table:style-name="ce1">
            <text:p>Episodio 1041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Convertirse Total o Parcialmente en Dios Lobo, Lanzar Hielo y Usarlo De Escudo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Convertirse, Crear y Controlar a Voluntad la Vegetacion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Convertirse Total o Parcialmente en Pegas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4">
            <text:p>Tener una Inmensa Fuerza Fisic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4">
            <text:p>Hacer Enfermar a Seres Vivos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4">
            <text:p>Teletransportar Cualquier Ser Vivo u Objeto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Zambullirse y Nadar a Traves Del Suelo y Paredes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4">
            <text:p>Almacenar Cantidades Ilimitadas De Informacion y Hace Crecer su Cerebr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Repeler cualquier cosa, objetos, dolor, ataques y Cualquiera para Teletrasportarse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6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Convertir en Piedra a Cualquier Persona que Sienta Atraccion hacia el Consumidor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Convertir su Cuerpo en Hojas de Cuchillas y tan Duro como el Metal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Fusionarse a voluntad con la estructura completa de una isla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Convertirse en un humano licor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Transformar objetos en látigos y todo lo que golpee con los látigos seguirá sus órdenes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Controlar cualquier cosa en la que se monte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10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aturn Fruta</text:p>
          </table:table-cell>
          <table:table-cell office:value-type="string" table:style-name="ce1">
            <text:p>Convertirse Total o Parcialmente en Ushi-oni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4">
            <text:p>Comunicarse con Animales y Escuchar sus Pensamientos y pero No Controlarlo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4">
            <text:p>Generar Con Sus Uñas Vientos Cortantes Como Cuchillas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2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Convertirse Total o Parcialmente en Guepardo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3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3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ontrolar el Calor, Elevar su Temperatura Corporal y Crear Bolas de Calor como Arma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omer todo y Con ese Material Crear Redes Fuera y en si Mism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5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Convertirse Total o Parcialmente en Alpaca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6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6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Controlar a Animales y Humanos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Convertir Sus Manos y Pies en Ruedas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Diferentes Animales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7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Convertir su Brazo en un Brazo Rojo Peludo Monstruoso similar a un Gorila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9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pisodio 9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Os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Aumentar el Tamaño de las Cosas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3D2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Convertir Cualquier Cosa en un Cubo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Hacer Crecer Cadenas de su Cuerpo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special Heart Of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rear Pintura para Camuflar o Disfrazar Personas u Objetos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Pelic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Generar Ondas De Sonido Explosivas de su Boca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Convertirse, Crear y Controlar a Voluntad una Sustancia Liquida Desconocida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Aventura En La Isla Engrana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 Partes Del Cuerpo y Elevar su Temperatura Corporal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a Aventura Sin Sal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Convertirse, Crear y Controlar a Voluntad en Caramel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3D ¡A La Caza Del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3D ¡A La Caza Del Sombrero De Paja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Convertirse Total o Parcialmente en Aguila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Milagro Del Cerezo En Invier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Crear y Controlar a Voluntad las Esporas Venenosas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Acelerar el Ritmo de Crecimiento de Cualquier Planta y Controlarlo al Tocarlo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Rejuvenecer la Edad de una Persona u Objeto 12 Años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Cambiar la Suerte de Cualquier Persona que Toque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Atravesar y Escapar con Mucha Mas Facilidad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Gold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Controlar el Oro y su Estado Cambiandolo de Solido a Liquido y al reves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Fusionar Objetos para Crear Enormes Estructuras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icul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15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Transportar a los que Oigan su Canto a un Mundo alternativo (Mundo Uta Uta)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Gran Tesoro Secreto De Las Siete Islas Fantasma Game Boy Adv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Gran Tesoro Secreto De Las Siete Islas Fantasma Game Boy Adv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El Gran Tesoro Secreto De Las Siete Islas Fantasma Game Boy Advance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Convertirse, Crear y Controlar a Voluntad en Papel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cean´s Dream PS1</text:p>
          </table:table-cell>
          <table:table-cell office:value-type="string" table:style-name="ce1">
            <text:p>Episodio 220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cean´s Dream PS1</text:p>
          </table:table-cell>
          <table:table-cell office:value-type="string" table:style-name="ce1">
            <text:p>Episodio 2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Controlar Pensamientos, Recuerdos y Sueños de Otra Persona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ound The Land PS2</text:p>
          </table:table-cell>
          <table:table-cell office:value-type="string" table:style-name="ce1">
            <text:p>Episodio 575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Round The Land PS2</text:p>
          </table:table-cell>
          <table:table-cell office:value-type="string" table:style-name="ce1">
            <text:p>Episodio 5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Cambiar de Tamaño su Cuerpo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Convertirse Total o Parcialmente en Vampiro, Volar y al Chupar Sangre Volverles Viejos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Unlimited World Red PS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Convertirse Total o Parcialmente en Monstruo Mapache y las Hojas en Objetos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dyssey PS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deojueg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Odyssey PS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Invocar Grandes Guanteletes para Agarrar y Manipular Cosas no vivas.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ucy &amp; Lucy Coliseum the Battl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ucy &amp; Lucy Coliseum the Battle!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esaparecer a si Mismo y a Otros/as, Hipnotizar a Otros/as para Dormirlos y Conviertir Balas en Ilusorias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Dramatic Stage THE METAL (Recuerdos De Marinefor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Dramatic Stage THE METAL (Recuerdos De Marinefor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Controlar el Metal Liquido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ive Attraction 3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Live Attraction 3</text:p>
          </table:table-cell>
          <table:table-cell office:value-type="string" table:style-name="ce1">
            <text:p>One Piece Estampida</text:p>
          </table:table-cell>
          <table:table-cell office:value-type="string" table:style-name="ce1">
            <text:p>Magazin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Magazine Vol. 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Generar Hologramas de Dibujos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piar la Apariencia y Habilidades de Otra Persona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3</text:p>
          </table:table-cell>
          <table:table-cell office:value-type="string" table:style-name="ce1">
            <text:p>Episodio 746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3</text:p>
          </table:table-cell>
          <table:table-cell office:value-type="string" table:style-name="ce1">
            <text:p>Episodio 7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 Metales como la Plat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table:number-columns-repeated="1635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piar la Apariencia de un Muert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Tener Las Propiedades de la Nitroglicerina y ser Inmune a Explosiones y Fueg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Hacer que los Demas se Enamoren de El/Ella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Crear y Controlar a Voluntad el Plasma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Generar Ondas De Calo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rear Clones de Personas y Cosas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vertir Cualquier Cosa en Armas De Fuego y Cañones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trolar su Propia Grasa Corporal y la de Otros/as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Usar su Envidia para Calentar su Cuerpo Hasta Generar Llamas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anzar un Objeto a Cualquier Objetivo que este en su Vista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Convertir Cualquier Cosa que Toque en una Bomba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Tigre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e/Mang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pitulo 689</text:p>
          </table:table-cell>
          <table:table-cell office:value-type="string" table:style-name="ce1">
            <text:p>Episodio 615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Convertirse Parcialmente en Llama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trolar Fuegos Fatuos y al Tocar una Reliquia del Difunto puede Convertirse en El/Ell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Obligar a la Gente a Bailar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Premier Show 2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ejorar Habilidades y Poderes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x Ky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x Ky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vent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x Kyoto</text:p>
          </table:table-cell>
          <table:table-cell office:value-type="string" table:style-name="ce3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Convertirse Total o Parcialmente en Nue, Volar y Trasladarse Rapidamente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o contar chistes malos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onvertirse en alguien Repugnante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er un pervertid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97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Tener Grandes Picores, Especialmente en la Entrepierna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BS Tomo 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tar Pedos Extremadamente Apestosos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Novel L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ne Piece Novel Law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isolverse en Liquid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Convertir a Otras Personas en Clones de Peketan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Convertir a Otras Personas a un Mundo Similar al de un Videojuego y Decidir su Gener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ischer´s x One Piece - En Busca De Los 7 Tesoro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Da Conciencia a las Almas No Vivas y Permitir que el Alma se Fusione con Otras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59"/>
        </table:table-row>
        <table:table-row table:number-rows-repeated="1048353" table:style-name="ro1">
          <table:table-cell table:number-columns-repeated="16384"/>
        </table:table-row>
      </table:table>
      <table:database-ranges>
        <table:database-range table:target-range-address="apariciones.A71:apariciones.U211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avid CM</meta:initial-creator>
    <dc:creator>David CM</dc:creator>
    <meta:creation-date>2022-10-22T14:27:00Z</meta:creation-date>
    <dc:date>2023-10-13T13:50:48Z</dc:date>
  </office:meta>
</office:document-meta>
</file>